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429cm" style:rel-column-width="9362*"/>
    </style:style>
    <style:style style:name="Tableau2.G" style:family="table-column">
      <style:table-column-properties style:column-width="2.429cm" style:rel-column-width="9363*"/>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Standard" style:list-style-name="L5">
      <style:paragraph-properties fo:text-align="justify" style:justify-single-word="false"/>
    </style:style>
    <style:style style:name="P6" style:family="paragraph" style:parent-style-name="Standard" style:list-style-name="L3">
      <style:paragraph-properties fo:text-align="justify" style:justify-single-word="false"/>
      <style:text-properties style:text-underline-style="solid" style:text-underline-width="auto" style:text-underline-color="font-color"/>
    </style:style>
    <style:style style:name="P7" style:family="paragraph" style:parent-style-name="Standard" style:list-style-name="L4">
      <style:paragraph-properties fo:text-align="justify" style:justify-single-word="false"/>
      <style:text-properties style:text-underline-style="solid" style:text-underline-width="auto" style:text-underline-color="font-color"/>
    </style:style>
    <style:style style:name="P8" style:family="paragraph" style:parent-style-name="Standard">
      <style:paragraph-properties fo:text-align="justify" style:justify-single-word="false"/>
      <style:text-properties style:text-underline-style="none"/>
    </style:style>
    <style:style style:name="P9" style:family="paragraph" style:parent-style-name="Standard" style:list-style-name="L3">
      <style:paragraph-properties fo:text-align="justify" style:justify-single-word="false"/>
      <style:text-properties style:text-underline-style="none"/>
    </style:style>
    <style:style style:name="P10" style:family="paragraph" style:parent-style-name="Standard" style:list-style-name="L4">
      <style:paragraph-properties fo:text-align="justify" style:justify-single-word="false"/>
      <style:text-properties style:text-underline-style="none"/>
    </style:style>
    <style:style style:name="P11" style:family="paragraph" style:parent-style-name="Standard" style:list-style-name="L5">
      <style:paragraph-properties fo:text-align="justify" style:justify-single-word="false"/>
      <style:text-properties style:text-underline-style="none"/>
    </style:style>
    <style:style style:name="T1" style:family="text">
      <style:text-properties style:font-name="Times New Roman1"/>
    </style:style>
    <style:style style:name="T2" style:family="text">
      <style:text-properties style:font-name="Times New Roman1" style:text-underline-style="none"/>
    </style:style>
    <style:style style:name="T3"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es et algorithmes ( &amp; modélisation )</text:p>
      <text:p text:style-name="P1">---11/09/12---</text:p>
      <text:p text:style-name="P1">16h de cours et 20h de TD</text:p>
      <text:p text:style-name="P1"/>
      <text:list xml:id="list1129102633" text:style-name="L1">
        <text:list-item>
          <text:p text:style-name="P3">plan du cours</text:p>
          <text:list>
            <text:list-item>
              <text:p text:style-name="P3">Flots | connexité</text:p>
            </text:list-item>
            <text:list-item>
              <text:p text:style-name="P3">Graphes planaires</text:p>
              <text:list>
                <text:list-item>
                  <text:p text:style-name="P3">un graphe peut il ce dessiner sans croiser les arrêtes ?</text:p>
                </text:list-item>
              </text:list>
            </text:list-item>
            <text:list-item>
              <text:p text:style-name="P3">Postier chinoise</text:p>
            </text:list-item>
            <text:list-item>
              <text:p text:style-name="P3">Voyageur de commerce</text:p>
            </text:list-item>
          </text:list>
        </text:list-item>
        <text:list-item>
          <text:p text:style-name="P3">objectifs</text:p>
          <text:list>
            <text:list-item>
              <text:p text:style-name="P3">algos polynomiaux</text:p>
              <text:list>
                <text:list-item>
                  <text:p text:style-name="P3">aspect optimalité</text:p>
                </text:list-item>
              </text:list>
            </text:list-item>
            <text:list-item>
              <text:p text:style-name="P3">problèmes difficiles</text:p>
              <text:list>
                <text:list-item>
                  <text:p text:style-name="P3">approximation, heuristiques,</text:p>
                </text:list-item>
              </text:list>
            </text:list-item>
            <text:list-item>
              <text:p text:style-name="P3">problèmes de Coloration, stable maximum...</text:p>
            </text:list-item>
            <text:list-item>
              <text:p text:style-name="P3">algorithmes probabilistes</text:p>
            </text:list-item>
            <text:list-item>
              <text:p text:style-name="P3">algorithmes distribués (?)</text:p>
            </text:list-item>
            <text:list-item>
              <text:p text:style-name="P3">algorithmes exponentiels</text:p>
            </text:list-item>
          </text:list>
        </text:list-item>
      </text:list>
      <text:p text:style-name="P1"/>
      <text:list xml:id="list1116309561" text:style-name="L2">
        <text:list-item>
          <text:p text:style-name="P4">Graphe G(V,E)</text:p>
          <text:list>
            <text:list-item>
              <text:p text:style-name="P4">Orienté</text:p>
              <text:list>
                <text:list-item>
                  <text:p text:style-name="P4">Sommets : V</text:p>
                </text:list-item>
                <text:list-item>
                  <text:p text:style-name="P4">Arcs: E, chaque arc est un couple de sommet <text:s/>E € VxV</text:p>
                </text:list-item>
                <text:list-item>
                  <text:p text:style-name="P4">V = {s,a,b,c,d,p}</text:p>
                </text:list-item>
                <text:list-item>
                  <text:p text:style-name="P4">E = { (s,a) , (s,c) , (c,d) , (a,b) , (b,p) , (a,d) , (d,p) }</text:p>
                </text:list-item>
                <text:list-item>
                  <text:p text:style-name="P4">représentation mémoire</text:p>
                  <text:list>
                    <text:list-item>
                      <text:p text:style-name="P4">vecteur de sommets, puis pour chaque sommet, la liste des successeurs</text:p>
                    </text:list-item>
                  </text:list>
                </text:list-item>
              </text:list>
            </text:list-item>
          </text:list>
        </text:list-item>
      </text:list>
      <table:table table:name="Tableau1" table:style-name="Tableau1">
        <table:table-column table:style-name="Tableau1.A" table:number-columns-repeated="3"/>
        <table:table-row>
          <table:table-cell table:style-name="Tableau1.A1" office:value-type="string">
            <text:p text:style-name="P2">S</text:p>
          </table:table-cell>
          <table:table-cell table:style-name="Tableau1.A1" office:value-type="string">
            <text:p text:style-name="P2">A</text:p>
          </table:table-cell>
          <table:table-cell table:style-name="Tableau1.C1" office:value-type="string">
            <text:p text:style-name="P2">C</text:p>
          </table:table-cell>
        </table:table-row>
        <table:table-row>
          <table:table-cell table:style-name="Tableau1.A2" office:value-type="string">
            <text:p text:style-name="P2">A</text:p>
          </table:table-cell>
          <table:table-cell table:style-name="Tableau1.A2" office:value-type="string">
            <text:p text:style-name="P2">B</text:p>
          </table:table-cell>
          <table:table-cell table:style-name="Tableau1.C2" office:value-type="string">
            <text:p text:style-name="P2">D</text:p>
          </table:table-cell>
        </table:table-row>
        <table:table-row>
          <table:table-cell table:style-name="Tableau1.A2" office:value-type="string">
            <text:p text:style-name="P2">B</text:p>
          </table:table-cell>
          <table:table-cell table:style-name="Tableau1.A2" office:value-type="string">
            <text:p text:style-name="P2">P</text:p>
          </table:table-cell>
          <table:table-cell table:style-name="Tableau1.C2" office:value-type="string">
            <text:p text:style-name="P2"/>
          </table:table-cell>
        </table:table-row>
        <table:table-row>
          <table:table-cell table:style-name="Tableau1.A2" office:value-type="string">
            <text:p text:style-name="P2">C</text:p>
          </table:table-cell>
          <table:table-cell table:style-name="Tableau1.A2" office:value-type="string">
            <text:p text:style-name="P2">D</text:p>
          </table:table-cell>
          <table:table-cell table:style-name="Tableau1.C2" office:value-type="string">
            <text:p text:style-name="P2"/>
          </table:table-cell>
        </table:table-row>
        <table:table-row>
          <table:table-cell table:style-name="Tableau1.A2" office:value-type="string">
            <text:p text:style-name="P2">D</text:p>
          </table:table-cell>
          <table:table-cell table:style-name="Tableau1.A2" office:value-type="string">
            <text:p text:style-name="P2">P</text:p>
          </table:table-cell>
          <table:table-cell table:style-name="Tableau1.C2" office:value-type="string">
            <text:p text:style-name="P2"/>
          </table:table-cell>
        </table:table-row>
        <table:table-row>
          <table:table-cell table:style-name="Tableau1.A2" office:value-type="string">
            <text:p text:style-name="P2">P </text:p>
          </table:table-cell>
          <table:table-cell table:style-name="Tableau1.A2" office:value-type="string">
            <text:p text:style-name="P2"/>
          </table:table-cell>
          <table:table-cell table:style-name="Tableau1.C2" office:value-type="string">
            <text:p text:style-name="P2"/>
          </table:table-cell>
        </table:table-row>
      </table:table>
      <text:list xml:id="list1185942434" text:continue-numbering="true" text:style-name="L2">
        <text:list-item>
          <text:list>
            <text:list-item>
              <text:list>
                <text:list-item>
                  <text:list>
                    <text:list-item>
                      <text:list>
                        <text:list-item>
                          <text:p text:style-name="P4">Place en mémoire : </text:p>
                          <text:list>
                            <text:list-item>
                              <text:p text:style-name="P4">n = nb sommets</text:p>
                            </text:list-item>
                            <text:list-item>
                              <text:p text:style-name="P4">m = nb d'arcs</text:p>
                            </text:list-item>
                            <text:list-item>
                              <text:p text:style-name="P4">O(n+m)</text:p>
                            </text:list-item>
                          </text:list>
                        </text:list-item>
                      </text:list>
                    </text:list-item>
                    <text:list-item>
                      <text:p text:style-name="P4">Matrice d'adjacence O(n²).</text:p>
                    </text:list-item>
                  </text:list>
                </text:list-item>
              </text:list>
            </text:list-item>
          </text:list>
        </text:list-item>
      </text:list>
      <text:p text:style-name="P1"/>
      <text:p text:style-name="P1"/>
      <text:p text:style-name="P1"/>
      <text:p text:style-name="P1"/>
      <text:p text:style-name="P1"/>
      <text:p text:style-name="P1"/>
      <text:p text:style-name="P1"/>
      <text:p text:style-name="P1"/>
      <table:table table:name="Tableau2" table:style-name="Tableau2">
        <table:table-column table:style-name="Tableau2.A" table:number-columns-repeated="6"/>
        <table:table-column table:style-name="Tableau2.G"/>
        <text:soft-page-break/>
        <table:table-row>
          <table:table-cell table:style-name="Tableau2.A1" office:value-type="string">
            <text:p text:style-name="P2"/>
          </table:table-cell>
          <table:table-cell table:style-name="Tableau2.A1" office:value-type="string">
            <text:p text:style-name="P2">S</text:p>
          </table:table-cell>
          <table:table-cell table:style-name="Tableau2.A1" office:value-type="string">
            <text:p text:style-name="P2">A</text:p>
          </table:table-cell>
          <table:table-cell table:style-name="Tableau2.A1" office:value-type="string">
            <text:p text:style-name="P2">B</text:p>
          </table:table-cell>
          <table:table-cell table:style-name="Tableau2.A1" office:value-type="string">
            <text:p text:style-name="P2">C</text:p>
          </table:table-cell>
          <table:table-cell table:style-name="Tableau2.A1" office:value-type="string">
            <text:p text:style-name="P2">D</text:p>
          </table:table-cell>
          <table:table-cell table:style-name="Tableau2.G1" office:value-type="string">
            <text:p text:style-name="P2">P</text:p>
          </table:table-cell>
        </table:table-row>
        <table:table-row>
          <table:table-cell table:style-name="Tableau2.A2" office:value-type="string">
            <text:p text:style-name="P2">S</text:p>
          </table:table-cell>
          <table:table-cell table:style-name="Tableau2.A2" office:value-type="string">
            <text:p text:style-name="P2">0</text:p>
          </table:table-cell>
          <table:table-cell table:style-name="Tableau2.A2" office:value-type="string">
            <text:p text:style-name="P2">1</text:p>
          </table:table-cell>
          <table:table-cell table:style-name="Tableau2.A2" office:value-type="string">
            <text:p text:style-name="P2">0</text:p>
          </table:table-cell>
          <table:table-cell table:style-name="Tableau2.A2" office:value-type="string">
            <text:p text:style-name="P2">1</text:p>
          </table:table-cell>
          <table:table-cell table:style-name="Tableau2.A2" office:value-type="string">
            <text:p text:style-name="P2">0</text:p>
          </table:table-cell>
          <table:table-cell table:style-name="Tableau2.G2" office:value-type="string">
            <text:p text:style-name="P2">0</text:p>
          </table:table-cell>
        </table:table-row>
        <table:table-row>
          <table:table-cell table:style-name="Tableau2.A2" office:value-type="string">
            <text:p text:style-name="P2">A </text:p>
          </table:table-cell>
          <table:table-cell table:style-name="Tableau2.A2" office:value-type="string">
            <text:p text:style-name="P2">0</text:p>
          </table:table-cell>
          <table:table-cell table:style-name="Tableau2.A2" office:value-type="string">
            <text:p text:style-name="P2">0</text:p>
          </table:table-cell>
          <table:table-cell table:style-name="Tableau2.A2" office:value-type="string">
            <text:p text:style-name="P2">1</text:p>
          </table:table-cell>
          <table:table-cell table:style-name="Tableau2.A2" office:value-type="string">
            <text:p text:style-name="P2">0</text:p>
          </table:table-cell>
          <table:table-cell table:style-name="Tableau2.A2" office:value-type="string">
            <text:p text:style-name="P2">1</text:p>
          </table:table-cell>
          <table:table-cell table:style-name="Tableau2.G2" office:value-type="string">
            <text:p text:style-name="P2">0</text:p>
          </table:table-cell>
        </table:table-row>
        <table:table-row>
          <table:table-cell table:style-name="Tableau2.A2" office:value-type="string">
            <text:p text:style-name="P2">B</text:p>
          </table:table-cell>
          <table:table-cell table:style-name="Tableau2.A2" office:value-type="string">
            <text:p text:style-name="P2">...</text:p>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G2" office:value-type="string">
            <text:p text:style-name="P2"/>
          </table:table-cell>
        </table:table-row>
        <table:table-row>
          <table:table-cell table:style-name="Tableau2.A2" office:value-type="string">
            <text:p text:style-name="P2">C</text:p>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G2" office:value-type="string">
            <text:p text:style-name="P2"/>
          </table:table-cell>
        </table:table-row>
        <table:table-row>
          <table:table-cell table:style-name="Tableau2.A2" office:value-type="string">
            <text:p text:style-name="P2">D</text:p>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G2" office:value-type="string">
            <text:p text:style-name="P2"/>
          </table:table-cell>
        </table:table-row>
        <table:table-row>
          <table:table-cell table:style-name="Tableau2.A2" office:value-type="string">
            <text:p text:style-name="P2">P</text:p>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A2" office:value-type="string">
            <text:p text:style-name="P2"/>
          </table:table-cell>
          <table:table-cell table:style-name="Tableau2.G2" office:value-type="string">
            <text:p text:style-name="P2"/>
          </table:table-cell>
        </table:table-row>
      </table:table>
      <text:p text:style-name="P1"/>
      <text:list xml:id="list675272884" text:style-name="L3">
        <text:list-item>
          <text:p text:style-name="P6">Problème du flot maximum dans un réseau</text:p>
          <text:list>
            <text:list-item>
              <text:p text:style-name="P9">Entrée : réseau R=G=(V,E), </text:p>
              <text:list>
                <text:list-item>
                  <text:p text:style-name="P9">un graphe orienté G=(V,E), </text:p>
                </text:list-item>
                <text:list-item>
                  <text:p text:style-name="P9">un sommet source S, et un sommet puits P,</text:p>
                </text:list-item>
                <text:list-item>
                  <text:p text:style-name="P9">une fonction de capacité associant E ==&gt; N, je met sur chaque arc une valeur qui est un nombre naturel</text:p>
                </text:list-item>
              </text:list>
            </text:list-item>
            <text:list-item>
              <text:p text:style-name="P9">Sortie :</text:p>
              <text:list>
                <text:list-item>
                  <text:p text:style-name="P9">Flot : </text:p>
                  <text:list>
                    <text:list-item>
                      <text:p text:style-name="P9">une fonction f : E ==&gt;N associant a chaque arc (x,y) un flot(nb naturel) f(x,y).</text:p>
                    </text:list-item>
                    <text:list-item>
                      <text:p text:style-name="P9">contrainte de capacité :</text:p>
                      <text:list>
                        <text:list-item>
                          <text:p text:style-name="P9">pour tout arc(x,y) on a f(x,y) &lt;= cap(x,y).</text:p>
                        </text:list-item>
                      </text:list>
                    </text:list-item>
                    <text:list-item>
                      <text:p text:style-name="P9">contrainte de conservation du flot</text:p>
                      <text:list>
                        <text:list-item>
                          <text:p text:style-name="P9">pour tout sommet X!= {s,p} : flot_rentrant(x) = flot_sortant(x)</text:p>
                        </text:list-item>
                        <text:list-item>
                          <text:p text:style-name="P9">somme de y prédécesseur de x f(y,x) = somme de z successeur de x f(x,z).</text:p>
                        </text:list-item>
                      </text:list>
                    </text:list-item>
                    <text:list-item>
                      <text:p text:style-name="P9">valeur d'un flot :</text:p>
                      <text:list>
                        <text:list-item>
                          <text:p text:style-name="P9">|f| = flot_sortant(s) - flot_rentrant(s)= pour tout z succ de s(somme(f(s,z)) – pour tout y pred s (somme(f(y,s))).</text:p>
                        </text:list-item>
                      </text:list>
                    </text:list-item>
                  </text:list>
                </text:list-item>
              </text:list>
            </text:list-item>
          </text:list>
        </text:list-item>
        <text:list-item>
          <text:p text:style-name="P9">Méthode de Ford-Fulkerson [1956]<text:tab/></text:p>
          <text:list>
            <text:list-item>
              <text:p text:style-name="P9">Entrée : réseau</text:p>
            </text:list-item>
            <text:list-item>
              <text:p text:style-name="P9">Sortie : flot de valeur max</text:p>
              <text:list>
                <text:list-item>
                  <text:p text:style-name="P9">F ← 0 ;// 0 partout.</text:p>
                </text:list-item>
                <text:list-item>
                  <text:p text:style-name="P9">Gf ← G</text:p>
                </text:list-item>
                <text:list-item>
                  <text:p text:style-name="P9">Tant qu'il existe un chemin améliorant M de s à p dans le graphe résiduel ( Gf ) </text:p>
                  <text:list>
                    <text:list-item>
                      <text:p text:style-name="P9">f ' ← flot de mu de val cap ( mu ).</text:p>
                    </text:list-item>
                    <text:list-item>
                      <text:p text:style-name="P9">f ← f + f ' // attention aux signes</text:p>
                    </text:list-item>
                    <text:list-item>
                      <text:p text:style-name="P9">Gf ← graphe résiduel ( G, cap, f ).</text:p>
                    </text:list-item>
                    <text:list-item>
                      <text:p text:style-name="P9">fin tant que ;</text:p>
                    </text:list-item>
                  </text:list>
                </text:list-item>
                <text:list-item>
                  <text:p text:style-name="P9">retourner f ; </text:p>
                </text:list-item>
              </text:list>
            </text:list-item>
            <text:list-item>
              <text:p text:style-name="P9">GrapheResiduel(G,f)</text:p>
            </text:list-item>
            <text:list-item>
              <text:p text:style-name="P9">Gf :</text:p>
              <text:list>
                <text:list-item>
                  <text:p text:style-name="P9">sommets : les mêmes que pour G</text:p>
                </text:list-item>
                <text:list-item>
                  <text:p text:style-name="P9">arcs : pour tout arc (x,y) de G //supposons qu'il n'y a pas (y,x) dans G, on met dans Gf</text:p>
                  <text:list>
                    <text:list-item>
                      <text:p text:style-name="P9">si f(x,y) &lt; cap(x,y) : on met l'arc (x,y) de cap'(x,y) = cap(x,y) – f(x,y)</text:p>
                    </text:list-item>
                    <text:list-item>
                      <text:p text:style-name="P9">si f(x,y) &gt;0 : on met l'arc (y,x) de cap'(y,x) = f(x,y).</text:p>
                    </text:list-item>
                  </text:list>
                </text:list-item>
              </text:list>
            </text:list-item>
          </text:list>
        </text:list-item>
      </text:list>
      <text:p text:style-name="P8"/>
      <text:list xml:id="list1138948083" text:style-name="L4">
        <text:list-item>
          <text:p text:style-name="P10">flot maximum et coupe minimum</text:p>
          <text:list>
            <text:list-item>
              <text:p text:style-name="P10">coupe : partition (X,!X) des sommets telles que : </text:p>
              <text:list>
                <text:list-item>
                  <text:p text:style-name="P10">s € X et p <text:s/>€!X</text:p>
                </text:list-item>
                <text:list-item>
                  <text:p text:style-name="P10"><text:soft-page-break/>capacité d'une coupe = <text:span text:style-name="T1">∑ des capacité des arcs qui vont de gauche à droite et que l'on coupe.</text:span></text:p>
                </text:list-item>
                <text:list-item>
                  <text:p text:style-name="P10"><text:span text:style-name="T1">On remarque que la valeur du flot maximum, est égale à la capacité de la coupe minimum.</text:span></text:p>
                </text:list-item>
              </text:list>
            </text:list-item>
            <text:list-item>
              <text:p text:style-name="P7"><text:span text:style-name="T1">Lemme 1 :</text:span></text:p>
              <text:list>
                <text:list-item>
                  <text:p text:style-name="P7"><text:span text:style-name="T2">Soit G= (V,E) , s, p, c : E → N ,un réseau</text:span></text:p>
                </text:list-item>
                <text:list-item>
                  <text:p text:style-name="P7"><text:span text:style-name="T2">Pour tout flot f et toute coupe (Y,!Y) , on a que la valeur du flot est &lt;= à la capacité de la coupe.</text:span></text:p>
                </text:list-item>
                <text:list-item>
                  <text:p text:style-name="P7"><text:span text:style-name="T1">Preuve :</text:span></text:p>
                </text:list-item>
              </text:list>
            </text:list-item>
            <text:list-item>
              <text:p text:style-name="P7"><text:span text:style-name="T1">Théorème 1 de Ford-Fulkerson(FF) :</text:span></text:p>
              <text:list>
                <text:list-item>
                  <text:p text:style-name="P7"><text:span text:style-name="T2">Soit f(Ford-F), un flot tel que dans G(f(FF)) il n'y a plus de chemin de s à p, soit X l'ensemble des sommets que l'on peut atteindre a partir de s dans G(f(FF))</text:span></text:p>
                </text:list-item>
                <text:list-item>
                  <text:p text:style-name="P7"><text:span text:style-name="T2">on a alors : <text:s/></text:span></text:p>
                  <text:list>
                    <text:list-item>
                      <text:p text:style-name="P7"><text:span text:style-name="T2">|f(FF)| = <text:s/>cap(X,!X) // où (X,!X) est la coupe du graphe</text:span></text:p>
                    </text:list-item>
                  </text:list>
                </text:list-item>
                <text:list-item>
                  <text:p text:style-name="P7"><text:span text:style-name="T1">Preuve :</text:span></text:p>
                  <text:list>
                    <text:list-item>
                      <text:p text:style-name="P10"><text:span text:style-name="T1">1.on cherche a montrer que pour tout arc (u,v) de G, avec u€ X et v €!X on a f(u,v) = c(u,v)</text:span></text:p>
                      <text:list>
                        <text:list-item>
                          <text:p text:style-name="P10"><text:span text:style-name="T1">si <text:s/>f(u,v)!= c(u,v) avec u€X et v€!X alors dans le graphe résiduel de G , il existe un arc uv de capacité &gt;0 et donc v est accessible depuis s et donc v €X, CONTRADICTOIRE, car v €!X , donc f(u,v) = c(u,v)</text:span></text:p>
                        </text:list-item>
                      </text:list>
                    </text:list-item>
                    <text:list-item>
                      <text:p text:style-name="P10"><text:span text:style-name="T1">2. pour tout arc (zt) de g avec z €!X et t €X on a f(zt) =0 </text:span></text:p>
                      <text:list>
                        <text:list-item>
                          <text:p text:style-name="P10"><text:span text:style-name="T1">si f(zt) &gt; 0 <text:s/>alors dans le graphe résiduel de g, il existe un arc tz de cap &gt;0, et donc z est accessible depuis s et z €X , CONTRADICTOIRE,car z €!X donc f(zt) =0 .</text:span></text:p>
                        </text:list-item>
                      </text:list>
                    </text:list-item>
                    <text:list-item>
                      <text:p text:style-name="P10"><text:span text:style-name="T1">3. f(FF)(X,!X) = ∑f(uv) – ∑f(zt) = ∑ c(uv) – 0 = par def c'est capde la coupe (X,!X)</text:span></text:p>
                    </text:list-item>
                    <text:list-item>
                      <text:p text:style-name="P10"><text:span text:style-name="T1">4. soit f(FF) un flot tel que il n'existe plus de chemin améliorant, soit (X,!X</text:span></text:p>
                    </text:list-item>
                  </text:list>
                  <text:p text:style-name="P7"><text:span text:style-name="T2">) la coupe définie dans THM1</text:span></text:p>
                  <text:list>
                    <text:list-item>
                      <text:list>
                        <text:list-item>
                          <text:p text:style-name="P7"><text:span text:style-name="T2">on a |f(FF)| = cap(X,!X), f(FF) est un flot de valeur maximum et (X,!X) est une coupe de capacité minimum.</text:span></text:p>
                        </text:list-item>
                      </text:list>
                    </text:list-item>
                  </text:list>
                </text:list-item>
                <text:list-item>
                  <text:p text:style-name="P7"><text:span text:style-name="T2">f un flot, (Y ,!Y) un coupe,</text:span></text:p>
                  <text:list>
                    <text:list-item>
                      <text:p text:style-name="P7"><text:span text:style-name="T2">f(Y,!Y) = ∑f(u,v) - ∑f(z,t) // u,t €Y, et z,v €!Y</text:span></text:p>
                    </text:list-item>
                    <text:list-item>
                      <text:p text:style-name="P7"><text:span text:style-name="T2">l'idée est de montrer que la valeur du flot dans une coupe est une valeur x, et que si l'on rajoute dans cette coupe un sommet de son !Y, alors la valeur du flot ne change pas, grâce à la propriété de conservation du flot dans les sommets.</text:span></text:p>
                    </text:list-item>
                  </text:list>
                </text:list-item>
              </text:list>
            </text:list-item>
          </text:list>
        </text:list-item>
      </text:list>
      <text:list xml:id="list1108839870" text:style-name="L5">
        <text:list-item>
          <text:p text:style-name="P5"><text:span text:style-name="T3">Méthode de Ford-Fulkerson</text:span></text:p>
          <text:list>
            <text:list-item>
              <text:p text:style-name="P11">tout algo qui trouve un flot f(FF) tel qu'il n'y ai plus de chemin améliorant à trouvé un flot max.</text:p>
              <text:list>
                <text:list-item>
                  <text:p text:style-name="P11">on trouve aussi la coupe de capacité minimum</text:p>
                </text:list-item>
                <text:list-item>
                  <text:p text:style-name="P11">Algo FlotMaxCoupeMin</text:p>
                  <text:list>
                    <text:list-item>
                      <text:p text:style-name="P11">f(FF)AlgolFlotMax</text:p>
                    </text:list-item>
                    <text:list-item>
                      <text:p text:style-name="P11">Calcul Gf(FF)</text:p>
                    </text:list-item>
                    <text:list-item>
                      <text:p text:style-name="P11">on lance un parcours depuis s dans Gf(FF)</text:p>
                    </text:list-item>
                    <text:list-item>
                      <text:p text:style-name="P11">on prend X = ensemble des sommets accessible depuis s dans Gf(FF)</text:p>
                    </text:list-item>
                    <text:list-item>
                      <text:p text:style-name="P11">et la coupe min = (X,!X).</text:p>
                    </text:list-item>
                    <text:list-item>
                      <text:p text:style-name="P11">complexité : versions polynomiales O(n³).</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5:46:14</meta:creation-date>
    <dc:date>2012-09-21T09:56:56</dc:date>
    <dc:creator>Whoopgap </dc:creator>
    <meta:editing-duration>PT2H47M14S</meta:editing-duration>
    <meta:editing-cycles>49</meta:editing-cycles>
    <meta:generator>LibreOffice/3.5$Linux_X86_64 LibreOffice_project/350m1$Build-2</meta:generator>
    <meta:document-statistic meta:table-count="2" meta:image-count="0" meta:object-count="0" meta:page-count="3" meta:paragraph-count="136" meta:word-count="991" meta:character-count="4412" meta:non-whitespace-character-count="3639"/>
  </office:meta>
</office:document-meta>
</file>